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itter" svg:font-family="Bitt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9"/>
    <style:style style:name="ce4" style:family="table-cell" style:parent-style-name="Default" style:data-style-name="N23"/>
    <style:style style:name="ce5" style:family="table-cell" style:parent-style-name="Default" style:data-style-name="N37"/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fo:border-top="thin solid #000000" fo:border-bottom="thin double #000000" fo:border-left="none" fo:border-right="none" style:vertical-align="middle" fo:background-color="transparent" style:repeat-content="false"/>
      <style:paragraph-properties fo:text-align="center"/>
      <style:text-properties fo:color="#7030A0" style:font-name="Bitter" style:font-name-asian="Bitter" style:font-name-complex="Bitter"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4" table:number-rows-spanned="1" table:style-name="ce7">
            <text:p>Working Time Log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string" table:style-name="ce2">
            <text:p>Date</text:p>
          </table:table-cell>
          <table:table-cell office:value-type="string" table:style-name="ce2">
            <text:p>Start Time</text:p>
          </table:table-cell>
          <table:table-cell office:value-type="string" table:style-name="ce2">
            <text:p>End Time</text:p>
          </table:table-cell>
          <table:table-cell office:value-type="string" table:style-name="ce2">
            <text:p>Work Time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1-22T00:00:00" table:style-name="ce3">
            <text:p>1/22/2018</text:p>
          </table:table-cell>
          <table:table-cell office:value-type="time" office:time-value="PT18H25M0S" table:style-name="ce4">
            <text:p>6:25 PM</text:p>
          </table:table-cell>
          <table:table-cell office:value-type="time" office:time-value="PT22H25M0S" table:style-name="ce4">
            <text:p>10:25 PM</text:p>
          </table:table-cell>
          <table:table-cell office:value-type="time" office:time-value="PT4H0M0S" table:formula="of:=ABS([.C3]-[.B3])" table:style-name="ce4">
            <text:p>4:00 AM</text:p>
          </table:table-cell>
          <table:table-cell table:style-name="ce5"/>
          <table:table-cell table:number-columns-repeated="16379"/>
        </table:table-row>
        <table:table-row table:style-name="ro3">
          <table:table-cell office:value-type="date" office:date-value="2018-01-23T00:00:00" table:style-name="ce3">
            <text:p>1/23/2018</text:p>
          </table:table-cell>
          <table:table-cell office:value-type="time" office:time-value="PT20H5M0S" table:style-name="ce4">
            <text:p>8:05 PM</text:p>
          </table:table-cell>
          <table:table-cell office:value-type="time" office:time-value="PT22H30M0S" table:style-name="ce4">
            <text:p>10:30 PM</text:p>
          </table:table-cell>
          <table:table-cell office:value-type="time" office:time-value="PT2H25M0S" table:formula="of:=ABS([.C4]-[.B4])" table:style-name="ce4">
            <text:p>2:25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1-24T00:00:00" table:style-name="ce3">
            <text:p>1/24/2018</text:p>
          </table:table-cell>
          <table:table-cell office:value-type="time" office:time-value="PT17H15M0S" table:style-name="ce4">
            <text:p>5:15 PM</text:p>
          </table:table-cell>
          <table:table-cell office:value-type="time" office:time-value="PT18H0M0S" table:style-name="ce4">
            <text:p>6:00 PM</text:p>
          </table:table-cell>
          <table:table-cell office:value-type="time" office:time-value="PT0H45M0S" table:formula="of:=ABS([.C5]-[.B5])" table:style-name="ce4">
            <text:p>12:45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1-24T00:00:00" table:style-name="ce3">
            <text:p>1/24/2018</text:p>
          </table:table-cell>
          <table:table-cell office:value-type="time" office:time-value="PT18H50M0S" table:style-name="ce4">
            <text:p>6:50 PM</text:p>
          </table:table-cell>
          <table:table-cell office:value-type="time" office:time-value="PT22H45M0S" table:style-name="ce4">
            <text:p>10:45 PM</text:p>
          </table:table-cell>
          <table:table-cell office:value-type="time" office:time-value="PT3H55M0S" table:formula="of:=ABS([.C6]-[.B6])" table:style-name="ce4">
            <text:p>3:55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1-25T00:00:00" table:style-name="ce3">
            <text:p>1/25/2018</text:p>
          </table:table-cell>
          <table:table-cell office:value-type="time" office:time-value="PT19H40M0S" table:style-name="ce4">
            <text:p>7:40 PM</text:p>
          </table:table-cell>
          <table:table-cell office:value-type="time" office:time-value="PT21H40M0S" table:style-name="ce4">
            <text:p>9:40 PM</text:p>
          </table:table-cell>
          <table:table-cell office:value-type="time" office:time-value="PT2H0M0S" table:formula="of:=ABS([.C7]-[.B7])" table:style-name="ce4">
            <text:p>2:00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1-28T00:00:00" table:style-name="ce3">
            <text:p>1/28/2018</text:p>
          </table:table-cell>
          <table:table-cell office:value-type="time" office:time-value="PT15H45M0S" table:style-name="ce4">
            <text:p>3:45 PM</text:p>
          </table:table-cell>
          <table:table-cell office:value-type="time" office:time-value="PT18H0M0S" table:style-name="ce4">
            <text:p>6:00 PM</text:p>
          </table:table-cell>
          <table:table-cell office:value-type="time" office:time-value="PT2H15M0S" table:formula="of:=ABS([.C8]-[.B8])" table:style-name="ce4">
            <text:p>2:15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1-30T00:00:00" table:style-name="ce3">
            <text:p>1/30/2018</text:p>
          </table:table-cell>
          <table:table-cell office:value-type="time" office:time-value="PT19H55M0S" table:style-name="ce6">
            <text:p>19:55</text:p>
          </table:table-cell>
          <table:table-cell office:value-type="time" office:time-value="PT21H15M0S" table:style-name="ce6">
            <text:p>21:15</text:p>
          </table:table-cell>
          <table:table-cell office:value-type="time" office:time-value="PT1H20M0S" table:formula="of:=ABS([.C9]-[.B9])" table:style-name="ce4">
            <text:p>1:20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1-31T00:00:00" table:style-name="ce3">
            <text:p>1/31/2018</text:p>
          </table:table-cell>
          <table:table-cell office:value-type="time" office:time-value="PT19H30M0S" table:style-name="ce6">
            <text:p>19:30</text:p>
          </table:table-cell>
          <table:table-cell office:value-type="time" office:time-value="PT21H5M0S" table:style-name="ce6">
            <text:p>21:05</text:p>
          </table:table-cell>
          <table:table-cell office:value-type="time" office:time-value="PT1H35M0S" table:formula="of:=ABS([.C10]-[.B10])" table:style-name="ce4">
            <text:p>1:35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2-08T00:00:00" table:style-name="ce3">
            <text:p>2/8/2018</text:p>
          </table:table-cell>
          <table:table-cell office:value-type="time" office:time-value="PT20H25M0S" table:style-name="ce4">
            <text:p>8:25 PM</text:p>
          </table:table-cell>
          <table:table-cell office:value-type="time" office:time-value="PT23H5M0S" table:style-name="ce4">
            <text:p>11:05 PM</text:p>
          </table:table-cell>
          <table:table-cell office:value-type="time" office:time-value="PT2H40M0S" table:formula="of:=ABS([.C11]-[.B11])" table:style-name="ce4">
            <text:p>2:40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2-09T00:00:00" table:style-name="ce3">
            <text:p>2/9/2018</text:p>
          </table:table-cell>
          <table:table-cell office:value-type="time" office:time-value="PT17H0M0S" table:style-name="ce4">
            <text:p>5:00 PM</text:p>
          </table:table-cell>
          <table:table-cell office:value-type="time" office:time-value="PT17H30M0S" table:style-name="ce4">
            <text:p>5:30 PM</text:p>
          </table:table-cell>
          <table:table-cell office:value-type="time" office:time-value="PT0H30M0S" table:formula="of:=ABS([.C12]-[.B12])" table:style-name="ce4">
            <text:p>12:30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2-10T00:00:00" table:style-name="ce3">
            <text:p>2/10/2018</text:p>
          </table:table-cell>
          <table:table-cell office:value-type="time" office:time-value="PT14H45M0S" table:style-name="ce4">
            <text:p>2:45 PM</text:p>
          </table:table-cell>
          <table:table-cell office:value-type="time" office:time-value="PT18H0M0S" table:style-name="ce4">
            <text:p>6:00 PM</text:p>
          </table:table-cell>
          <table:table-cell office:value-type="time" office:time-value="PT3H15M0S" table:formula="of:=ABS([.C13]-[.B13])" table:style-name="ce4">
            <text:p>3:15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2-11T00:00:00" table:style-name="ce3">
            <text:p>2/11/2018</text:p>
          </table:table-cell>
          <table:table-cell office:value-type="time" office:time-value="PT0H35M0S" table:style-name="ce4">
            <text:p>12:35 AM</text:p>
          </table:table-cell>
          <table:table-cell office:value-type="time" office:time-value="PT1H55M0S" table:style-name="ce4">
            <text:p>1:55 AM</text:p>
          </table:table-cell>
          <table:table-cell office:value-type="time" office:time-value="PT1H20M0S" table:formula="of:=ABS([.C14]-[.B14])" table:style-name="ce4">
            <text:p>1:20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2-12T00:00:00" table:style-name="ce3">
            <text:p>2/12/2018</text:p>
          </table:table-cell>
          <table:table-cell office:value-type="time" office:time-value="PT16H0M0S" table:style-name="ce4">
            <text:p>4:00 PM</text:p>
          </table:table-cell>
          <table:table-cell office:value-type="time" office:time-value="PT16H50M0S" table:style-name="ce4">
            <text:p>4:50 PM</text:p>
          </table:table-cell>
          <table:table-cell office:value-type="time" office:time-value="PT0H50M0S" table:formula="of:=ABS([.C15]-[.B15])" table:style-name="ce4">
            <text:p>12:50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2-27T00:00:00" table:style-name="ce3">
            <text:p>2/27/2018</text:p>
          </table:table-cell>
          <table:table-cell office:value-type="time" office:time-value="PT17H0M0S" table:style-name="ce4">
            <text:p>5:00 PM</text:p>
          </table:table-cell>
          <table:table-cell office:value-type="time" office:time-value="PT17H15M0S" table:style-name="ce4">
            <text:p>5:15 PM</text:p>
          </table:table-cell>
          <table:table-cell office:value-type="time" office:time-value="PT0H15M0S" table:formula="of:=ABS([.C16]-[.B16])" table:style-name="ce4">
            <text:p>12:15 AM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8-02-27T00:00:00" table:style-name="ce3">
            <text:p>2/27/2018</text:p>
          </table:table-cell>
          <table:table-cell office:value-type="time" office:time-value="PT18H15M0S" table:style-name="ce4">
            <text:p>6:15 PM</text:p>
          </table:table-cell>
          <table:table-cell office:value-type="time" office:time-value="PT20H35M0S" table:style-name="ce4">
            <text:p>8:35 PM</text:p>
          </table:table-cell>
          <table:table-cell office:value-type="time" office:time-value="PT2H20M0S" table:formula="of:=ABS([.C17]-[.B17])" table:style-name="ce4">
            <text:p>2:20 AM</text:p>
          </table:table-cell>
          <table:table-cell table:number-columns-repeated="16380"/>
        </table:table-row>
        <table:table-row table:style-name="ro3">
          <table:table-cell office:value-type="date" office:date-value="2018-02-28T00:00:00" table:style-name="ce3">
            <text:p>2/28/2018</text:p>
          </table:table-cell>
          <table:table-cell office:value-type="time" office:time-value="PT17H35M0S" table:style-name="ce4">
            <text:p>5:35 PM</text:p>
          </table:table-cell>
          <table:table-cell office:value-type="time" office:time-value="PT18H10M0S" table:style-name="ce4">
            <text:p>6:10 PM</text:p>
          </table:table-cell>
          <table:table-cell office:value-type="time" office:time-value="PT0H35M0S" table:formula="of:=ABS([.C18]-[.B18])" table:style-name="ce4">
            <text:p>12:35 AM</text:p>
          </table:table-cell>
          <table:table-cell table:number-columns-repeated="16380"/>
        </table:table-row>
        <table:table-row table:style-name="ro3">
          <table:table-cell office:value-type="date" office:date-value="2018-02-28T00:00:00" table:style-name="ce3">
            <text:p>2/28/2018</text:p>
          </table:table-cell>
          <table:table-cell office:value-type="time" office:time-value="PT19H20M0S" table:style-name="ce4">
            <text:p>7:20 PM</text:p>
          </table:table-cell>
          <table:table-cell office:value-type="time" office:time-value="PT21H50M0S" table:style-name="ce4">
            <text:p>9:50 PM</text:p>
          </table:table-cell>
          <table:table-cell office:value-type="time" office:time-value="PT2H30M0S" table:formula="of:=ABS([.C19]-[.B19])" table:style-name="ce4">
            <text:p>2:30 AM</text:p>
          </table:table-cell>
          <table:table-cell table:number-columns-repeated="16380"/>
        </table:table-row>
        <table:table-row table:style-name="ro3">
          <table:table-cell office:value-type="date" office:date-value="2018-03-01T00:00:00" table:style-name="ce3">
            <text:p>3/1/2018</text:p>
          </table:table-cell>
          <table:table-cell office:value-type="time" office:time-value="PT17H20M0S" table:style-name="ce4">
            <text:p>5:20 PM</text:p>
          </table:table-cell>
          <table:table-cell office:value-type="time" office:time-value="PT17H50M0S" table:style-name="ce4">
            <text:p>5:50 PM</text:p>
          </table:table-cell>
          <table:table-cell office:value-type="time" office:time-value="PT0H30M0S" table:formula="of:=ABS([.C20]-[.B20])" table:style-name="ce4">
            <text:p>12:30 AM</text:p>
          </table:table-cell>
          <table:table-cell table:number-columns-repeated="16380"/>
        </table:table-row>
        <table:table-row table:style-name="ro3">
          <table:table-cell office:value-type="date" office:date-value="2018-03-01T00:00:00" table:style-name="ce3">
            <text:p>3/1/2018</text:p>
          </table:table-cell>
          <table:table-cell office:value-type="time" office:time-value="PT21H0M0S" table:style-name="ce4">
            <text:p>9:00 PM</text:p>
          </table:table-cell>
          <table:table-cell office:value-type="time" office:time-value="PT23H0M0S" table:style-name="ce4">
            <text:p>11:00 PM</text:p>
          </table:table-cell>
          <table:table-cell office:value-type="time" office:time-value="PT2H0M0S" table:formula="of:=ABS([.C21]-[.B21])" table:style-name="ce4">
            <text:p>2:00 AM</text:p>
          </table:table-cell>
          <table:table-cell table:number-columns-repeated="16380"/>
        </table:table-row>
        <table:table-row table:style-name="ro3">
          <table:table-cell office:value-type="date" office:date-value="2018-03-03T00:00:00" table:style-name="ce3">
            <text:p>3/3/2018</text:p>
          </table:table-cell>
          <table:table-cell office:value-type="time" office:time-value="PT19H30M0S" table:style-name="ce4">
            <text:p>7:30 PM</text:p>
          </table:table-cell>
          <table:table-cell office:value-type="time" office:time-value="PT21H15M0S" table:style-name="ce4">
            <text:p>9:15 PM</text:p>
          </table:table-cell>
          <table:table-cell office:value-type="time" office:time-value="PT1H45M0S" table:formula="of:=ABS([.C22]-[.B22])" table:style-name="ce4">
            <text:p>1:45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23]-[.B23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24]-[.B24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25]-[.B25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26]-[.B26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27]-[.B27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28]-[.B28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29]-[.B29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30]-[.B30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31]-[.B31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32]-[.B32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33]-[.B33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34]-[.B34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35]-[.B35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36]-[.B36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37]-[.B37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38]-[.B38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39]-[.B39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40]-[.B40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41]-[.B41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42]-[.B42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43]-[.B43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44]-[.B44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45]-[.B45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46]-[.B46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47]-[.B47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48]-[.B48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49]-[.B49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50]-[.B50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51]-[.B51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52]-[.B52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53]-[.B53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54]-[.B54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55]-[.B55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56]-[.B56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57]-[.B57])" table:style-name="ce4">
            <text:p>12:00 AM</text:p>
          </table:table-cell>
          <table:table-cell table:number-columns-repeated="16380"/>
        </table:table-row>
        <table:table-row table:style-name="ro3">
          <table:table-cell table:style-name="ce3"/>
          <table:table-cell table:number-columns-repeated="2" table:style-name="ce1"/>
          <table:table-cell office:value-type="time" office:time-value="PT0H0M0S" table:formula="of:=ABS([.C58]-[.B58])" table:style-name="ce4">
            <text:p>12:00 AM</text:p>
          </table:table-cell>
          <table:table-cell table:number-columns-repeated="16380"/>
        </table:table-row>
        <table:table-row table:style-name="ro3">
          <table:table-cell table:number-columns-repeated="3" table:style-name="ce1"/>
          <table:table-cell office:value-type="float" office:value="36.749999999999986" table:formula="of:=SUM([Sheet1.$D$3:.$D$58])*24" table:style-name="ce1">
            <text:p>36.75</text:p>
          </table:table-cell>
          <table:table-cell table:number-columns-repeated="16380"/>
        </table:table-row>
        <table:table-row table:number-rows-repeated="104851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itter" svg:font-family="Bitter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23">
      <number:hours/>
      <number:text>:</number:text>
      <number:minutes number:style="long"/>
      <number:text> </number:text>
      <number:am-pm/>
    </number:time-style>
    <number:time-style style:name="N36">
      <number:hours/>
      <number:text>:</number:text>
      <number:minutes number:style="long"/>
    </number:time-style>
    <number:time-style style:name="N37">
      <number:hours/>
      <number:text>:</number:text>
      <number:minutes number:style="long"/>
      <number:text> </number:text>
      <number:am-pm/>
    </number:tim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06-09-16T00:00:00Z</meta:creation-date>
    <dc:date>2018-03-04T02:18:56Z</dc:date>
    <meta:editing-cycles>59</meta:editing-cycles>
    <meta:editing-duration>PT226651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45db303b-a9f1-405b-b07d-7d772cd7f38c</meta:user-defined>
  </office:meta>
</office:document-meta>
</file>